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Heading_20_1" style:master-page-name="First_20_Page">
      <style:paragraph-properties style:page-number="auto"/>
    </style:style>
    <style:style style:name="P3" style:family="paragraph" style:parent-style-name="Heading_20_3">
      <style:paragraph-properties fo:margin-top="0.1701in" fo:margin-bottom="0.1965in"/>
    </style:style>
    <style:style style:name="P4" style:family="paragraph" style:parent-style-name="Text_20_body" style:list-style-name="L2"/>
    <style:style style:name="P5" style:family="paragraph" style:parent-style-name="Text_20_body" style:list-style-name="L4"/>
    <style:style style:name="P6" style:family="paragraph" style:parent-style-name="Text_20_body" style:list-style-name="L2">
      <style:paragraph-properties fo:margin-top="0in" fo:margin-bottom="0in"/>
    </style:style>
    <style:style style:name="T1" style:family="text">
      <style:text-properties fo:font-style="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reference-mark-start text:name="Personal Calendars"/>Personal and Group Calendaring<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almost complete; there is certainly <text:s/>sufficient support to carry out simple scheduling. The flow of meeting requests and responses is <text:soft-page-break/>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they are bedework users, or external. This is determined by their <text:span text:style-name="T4">calendar user address (CUA)</text:span> which usually looks like an email address. The bedework system is identified by one or more email domains, for example <text:span text:style-name="T4">cal.mysite.edu</text:span> and an address in those domains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4">principals</text:span> which look something like “/principals/resources/vcc311”. These are generally used to handle resources and locations but user principals are also mapped on to the email form of the calendar user address.</text:p>
      <text:p text:style-name="Text_20_body">Bedework also allows the configuration option of preserving the domain part of a <text:span text:style-name="T4">CUA. </text:span><text:span text:style-name="T3">If we are not preserving the domain then a bedework CUA of <text:s/></text:span><text:a xlink:type="simple" xlink:href="mailto:jim@cal.mysite.edu"><text:span text:style-name="T3">jim@cal.mysite.edu</text:span></text:a><text:a xlink:type="simple" xlink:href="mailto:jim@cal.mysite.edu"><text:span text:style-name="T3"> </text:span></text:a>would map on to a bedework user <text:span text:style-name="T4">jim</text:span><text:span text:style-name="T3">. For single domain systems this is more convenient.</text:span></text:p>
      <text:h text:style-name="Heading_20_3" text:outline-level="3">Special Calendars: Inbox and Outbox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4">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p text:style-name="Text_20_body">The inbox and outbox will be created automatically when required. The actual names are configured during the build process so may be localized.</text:p>
      <text:h text:style-name="Heading_20_3" text:outline-level="3">Special Calendars: Trash</text:h>
      <text:p text:style-name="Text_20_body">This is an attempt to provide the same feature as is available in mail clients. Deleted events <text:soft-page-break/>are moved into the trash which can be emptied when desired. There are some problems with the use of the trash which have not yet been resolved so events will not always go into the trash.</text:p>
      <text:p text:style-name="Text_20_body">Recurring instances must be in the same calendar as the master, they cannot be trashed. A delete will always create an exdate (or remove the rdate or override).</text:p>
      <text:p text:style-name="Text_20_body">Deleting events we have full access to but which we don't own will also cause an immediate delete.</text:p>
      <text:h text:style-name="Heading_20_3" text:outline-level="3">Special Calendars: Deleted</text:h>
      <text:p text:style-name="Text_20_body">This is here to allow users to subscribe to a calendar to which the have only read access but still be able to 'delete' events they do not want to see. For example, a user may subscribe to a 'films' calendar and delete those they are not interested in. On deletion of such an event we add an entry to the deleted calendar which acts as a mask on retrieval.</text:p>
      <text:p text:style-name="Text_20_body">Note that there is a fix in the stylesheets which hide the delete action if the subscription is marked unremovable. The assumption is that such subscriptions require that the events also be unremoveable. These subscriptions can be used fro class lists etc. </text:p>
      <text:h text:style-name="Heading_20_3" text:outline-level="3">Automatic processing</text:h>
      <text:p text:style-name="Text_20_body">There are user preferences which indicate meeting requests can be automatically processed. If time is available for the incoming request it will be accepted, otherwise it will be declined. It is also possible to indicate that acceptances will be automatically processed; a meeting will have the attendee status updated automatically when the incoming response is an acceptanc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2">/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6-23T13:56:32.21">Jun 23, 2009</text:date> <text:tab/><text:tab/>p.<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8</meta:editing-cycles>
    <meta:editing-duration>PT27H36M06S</meta:editing-duration>
    <dc:title>BedeworkTemplate</dc:title>
    <meta:initial-creator>Arlen Johnson</meta:initial-creator>
    <dc:date>2009-06-23T13:56:32.16</dc:date>
    <dc:creator>Arlen Johnson</dc:creator>
    <meta:document-statistic meta:table-count="0" meta:image-count="0" meta:object-count="0" meta:page-count="3" meta:paragraph-count="35" meta:word-count="1065" meta:character-count="6480"/>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2.20"/>
  </office:meta>
</office:document-meta>
</file>